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>
      <style:graphic-properties draw:stroke="dash" draw:stroke-dash="Fine_20_Dashed" svg:stroke-color="#000000" draw:fill="solid" draw:fill-color="#e6e6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9.5pt" fo:font-weight="bold" style:font-size-asian="9.5pt" style:font-weight-asian="bold" style:font-size-complex="9.5pt" style:font-weight-complex="bold"/>
    </style:style>
    <style:style style:name="P3" style:family="paragraph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9.5pt" fo:font-weight="bold" style:font-size-asian="9.5pt" style:font-weight-asian="bold" style:font-size-complex="9.5pt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66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6666ff"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006600"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66" fo:font-size="9pt" style:font-size-asian="9pt" style:font-size-complex="9pt"/>
    </style:style>
    <style:style style:name="T12" style:family="text">
      <style:text-properties fo:color="#000066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66" fo:font-size="8pt" style:font-size-asian="8pt" style:font-size-complex="8pt"/>
    </style:style>
    <style:style style:name="T15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7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18" style:family="text">
      <style:text-properties fo:color="#cc0000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7e0021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0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7cm" svg:y1="9.8cm" svg:x2="10.5cm" svg:y2="9.8cm">
          <text:p/>
        </draw:line>
        <draw:line draw:style-name="gr1" draw:text-style-name="P1" draw:layer="layout" svg:x1="8.1cm" svg:y1="9.7cm" svg:x2="8.1cm" svg:y2="10cm">
          <text:p/>
        </draw:line>
        <draw:frame draw:style-name="gr2" draw:text-style-name="P2" draw:layer="layout" svg:width="0.688cm" svg:height="0.628cm" svg:x="4.9cm" svg:y="18.872cm">
          <draw:text-box>
            <text:p><text:span text:style-name="T1">2</text:span></text:p>
          </draw:text-box>
        </draw:frame>
        <draw:frame draw:style-name="gr2" draw:text-style-name="P3" draw:layer="layout" svg:width="0.705cm" svg:height="0.666cm" svg:x="8.766cm" svg:y="9.876cm">
          <draw:text-box>
            <text:p><text:span text:style-name="T2">2</text:span></text:p>
          </draw:text-box>
        </draw:frame>
        <draw:frame draw:style-name="gr2" draw:text-style-name="P3" draw:layer="layout" svg:width="0.705cm" svg:height="0.666cm" svg:x="9.701cm" svg:y="9.876cm">
          <draw:text-box>
            <text:p><text:span text:style-name="T2">3</text:span></text:p>
          </draw:text-box>
        </draw:frame>
        <draw:frame draw:style-name="gr2" draw:text-style-name="P3" draw:layer="layout" svg:width="0.769cm" svg:height="0.666cm" svg:x="8.7cm" svg:y="9.175cm">
          <draw:text-box>
            <text:p><text:span text:style-name="T2">U</text:span></text:p>
          </draw:text-box>
        </draw:frame>
        <draw:frame draw:style-name="gr3" draw:text-style-name="P3" draw:layer="layout" svg:width="0.726cm" svg:height="0.8cm" svg:x="9.701cm" svg:y="9.1cm">
          <draw:text-box>
            <text:p><text:span text:style-name="T2">It</text:span></text:p>
          </draw:text-box>
        </draw:frame>
        <draw:frame draw:style-name="gr4" draw:layer="layout" svg:width="0.623cm" svg:height="0.53cm" svg:x="3.677cm" svg:y="14.8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9.099cm" svg:y1="9.699cm" svg:x2="9.099cm" svg:y2="9.999cm">
          <text:p/>
        </draw:line>
        <draw:line draw:style-name="gr1" draw:text-style-name="P1" draw:layer="layout" svg:x1="9.999cm" svg:y1="9.699cm" svg:x2="9.999cm" svg:y2="9.999cm">
          <text:p/>
        </draw:line>
        <draw:line draw:style-name="gr1" draw:text-style-name="P1" draw:layer="layout" svg:x1="7.7cm" svg:y1="11.001cm" svg:x2="10.5cm" svg:y2="11.001cm">
          <text:p/>
        </draw:line>
        <draw:line draw:style-name="gr1" draw:text-style-name="P1" draw:layer="layout" svg:x1="8.1cm" svg:y1="10.901cm" svg:x2="8.1cm" svg:y2="11.201cm">
          <text:p/>
        </draw:line>
        <draw:frame draw:style-name="gr2" draw:text-style-name="P3" draw:layer="layout" svg:width="0.705cm" svg:height="0.666cm" svg:x="7.8cm" svg:y="11.076cm">
          <draw:text-box>
            <text:p><text:span text:style-name="T2">1</text:span></text:p>
          </draw:text-box>
        </draw:frame>
        <draw:frame draw:style-name="gr2" draw:text-style-name="P3" draw:layer="layout" svg:width="0.705cm" svg:height="0.666cm" svg:x="8.766cm" svg:y="11.077cm">
          <draw:text-box>
            <text:p><text:span text:style-name="T2">2</text:span></text:p>
          </draw:text-box>
        </draw:frame>
        <draw:frame draw:style-name="gr2" draw:text-style-name="P3" draw:layer="layout" svg:width="0.705cm" svg:height="0.666cm" svg:x="9.701cm" svg:y="11.077cm">
          <draw:text-box>
            <text:p><text:span text:style-name="T2">3</text:span></text:p>
          </draw:text-box>
        </draw:frame>
        <draw:frame draw:style-name="gr2" draw:text-style-name="P3" draw:layer="layout" svg:width="0.769cm" svg:height="0.666cm" svg:x="8.7cm" svg:y="10.376cm">
          <draw:text-box>
            <text:p><text:span text:style-name="T2">U</text:span></text:p>
          </draw:text-box>
        </draw:frame>
        <draw:frame draw:style-name="gr5" draw:text-style-name="P3" draw:layer="layout" svg:width="0.726cm" svg:height="0.724cm" svg:x="7.801cm" svg:y="10.377cm">
          <draw:text-box>
            <text:p><text:span text:style-name="T2">It</text:span></text:p>
          </draw:text-box>
        </draw:frame>
        <draw:frame draw:style-name="gr4" draw:layer="layout" svg:width="0.623cm" svg:height="0.53cm" svg:x="3.6cm" svg:y="16.6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9.099cm" svg:y1="10.9cm" svg:x2="9.099cm" svg:y2="11.2cm">
          <text:p/>
        </draw:line>
        <draw:line draw:style-name="gr1" draw:text-style-name="P1" draw:layer="layout" svg:x1="9.999cm" svg:y1="10.9cm" svg:x2="9.999cm" svg:y2="11.2cm">
          <text:p/>
        </draw:line>
        <draw:line draw:style-name="gr6" draw:text-style-name="P1" draw:layer="layout" svg:x1="4.7cm" svg:y1="18.6cm" svg:x2="9.2cm" svg:y2="18.6cm">
          <text:p/>
        </draw:line>
        <draw:line draw:style-name="gr1" draw:text-style-name="P1" draw:layer="layout" svg:x1="4.7cm" svg:y1="18.4cm" svg:x2="4.7cm" svg:y2="18.9cm">
          <text:p/>
        </draw:line>
        <draw:line draw:style-name="gr1" draw:text-style-name="P1" draw:layer="layout" svg:x1="5.3cm" svg:y1="18.4cm" svg:x2="5.3cm" svg:y2="18.9cm">
          <text:p/>
        </draw:line>
        <draw:line draw:style-name="gr1" draw:text-style-name="P1" draw:layer="layout" svg:x1="5.9cm" svg:y1="18.4cm" svg:x2="5.9cm" svg:y2="18.9cm">
          <text:p/>
        </draw:line>
        <draw:line draw:style-name="gr1" draw:text-style-name="P1" draw:layer="layout" svg:x1="6.5cm" svg:y1="18.4cm" svg:x2="6.5cm" svg:y2="18.9cm">
          <text:p/>
        </draw:line>
        <draw:line draw:style-name="gr1" draw:text-style-name="P1" draw:layer="layout" svg:x1="7.1cm" svg:y1="18.4cm" svg:x2="7.1cm" svg:y2="18.9cm">
          <text:p/>
        </draw:line>
        <draw:line draw:style-name="gr1" draw:text-style-name="P1" draw:layer="layout" svg:x1="7.7cm" svg:y1="18.4cm" svg:x2="7.7cm" svg:y2="18.9cm">
          <text:p/>
        </draw:line>
        <draw:line draw:style-name="gr1" draw:text-style-name="P1" draw:layer="layout" svg:x1="8.3cm" svg:y1="18.4cm" svg:x2="8.3cm" svg:y2="18.9cm">
          <text:p/>
        </draw:line>
        <draw:line draw:style-name="gr1" draw:text-style-name="P1" draw:layer="layout" svg:x1="8.9cm" svg:y1="18.4cm" svg:x2="8.9cm" svg:y2="18.9cm">
          <text:p/>
        </draw:line>
        <draw:frame draw:style-name="gr3" draw:text-style-name="P3" draw:layer="layout" svg:width="0.726cm" svg:height="0.8cm" svg:x="4.9cm" svg:y="17.8cm">
          <draw:text-box>
            <text:p><text:span text:style-name="T2">It</text:span></text:p>
          </draw:text-box>
        </draw:frame>
        <draw:frame draw:style-name="gr3" draw:text-style-name="P4" draw:layer="layout" svg:width="0.989cm" svg:height="0.8cm" svg:x="5.4cm" svg:y="17.9cm">
          <draw:text-box>
            <text:p><text:span text:style-name="T3">CS</text:span></text:p>
          </draw:text-box>
        </draw:frame>
        <draw:frame draw:style-name="gr3" draw:text-style-name="P3" draw:layer="layout" svg:width="0.726cm" svg:height="0.8cm" svg:x="6.1cm" svg:y="17.8cm">
          <draw:text-box>
            <text:p><text:span text:style-name="T2">It</text:span></text:p>
          </draw:text-box>
        </draw:frame>
        <draw:frame draw:style-name="gr3" draw:text-style-name="P3" draw:layer="layout" svg:width="0.726cm" svg:height="0.8cm" svg:x="7.3cm" svg:y="17.8cm">
          <draw:text-box>
            <text:p><text:span text:style-name="T2">It</text:span></text:p>
          </draw:text-box>
        </draw:frame>
        <draw:frame draw:style-name="gr3" draw:text-style-name="P4" draw:layer="layout" svg:width="0.989cm" svg:height="0.8cm" svg:x="7.9cm" svg:y="17.9cm">
          <draw:text-box>
            <text:p><text:span text:style-name="T3">CS</text:span></text:p>
          </draw:text-box>
        </draw:frame>
        <draw:frame draw:style-name="gr7" draw:text-style-name="P4" draw:layer="layout" svg:width="0.989cm" svg:height="0.7cm" svg:x="6.601cm" svg:y="17.9cm">
          <draw:text-box>
            <text:p><text:span text:style-name="T3">CS</text:span></text:p>
          </draw:text-box>
        </draw:frame>
        <draw:frame draw:style-name="gr3" draw:text-style-name="P4" draw:layer="layout" svg:width="0.989cm" svg:height="0.8cm" svg:x="8.501cm" svg:y="17.9cm">
          <draw:text-box>
            <text:p><text:span text:style-name="T3">CS</text:span></text:p>
          </draw:text-box>
        </draw:frame>
        <draw:frame draw:style-name="gr2" draw:text-style-name="P2" draw:layer="layout" svg:width="0.688cm" svg:height="0.628cm" svg:x="5.6cm" svg:y="18.872cm">
          <draw:text-box>
            <text:p><text:span text:style-name="T1">3</text:span></text:p>
          </draw:text-box>
        </draw:frame>
        <draw:frame draw:style-name="gr2" draw:text-style-name="P2" draw:layer="layout" svg:width="0.688cm" svg:height="0.628cm" svg:x="6.2cm" svg:y="18.872cm">
          <draw:text-box>
            <text:p><text:span text:style-name="T1">4</text:span></text:p>
          </draw:text-box>
        </draw:frame>
        <draw:frame draw:style-name="gr2" draw:text-style-name="P2" draw:layer="layout" svg:width="0.688cm" svg:height="0.628cm" svg:x="6.8cm" svg:y="18.872cm">
          <draw:text-box>
            <text:p><text:span text:style-name="T1">5</text:span></text:p>
          </draw:text-box>
        </draw:frame>
        <draw:frame draw:style-name="gr2" draw:text-style-name="P2" draw:layer="layout" svg:width="0.688cm" svg:height="0.628cm" svg:x="7.4cm" svg:y="18.872cm">
          <draw:text-box>
            <text:p><text:span text:style-name="T1">6</text:span></text:p>
          </draw:text-box>
        </draw:frame>
        <draw:frame draw:style-name="gr2" draw:text-style-name="P2" draw:layer="layout" svg:width="0.688cm" svg:height="0.628cm" svg:x="7.9cm" svg:y="18.872cm">
          <draw:text-box>
            <text:p><text:span text:style-name="T1">7</text:span></text:p>
          </draw:text-box>
        </draw:frame>
        <draw:frame draw:style-name="gr2" draw:text-style-name="P2" draw:layer="layout" svg:width="0.688cm" svg:height="0.628cm" svg:x="8.5cm" svg:y="18.872cm">
          <draw:text-box>
            <text:p><text:span text:style-name="T1">8</text:span></text:p>
          </draw:text-box>
        </draw:frame>
        <draw:frame draw:style-name="gr2" draw:text-style-name="P2" draw:layer="layout" svg:width="0.688cm" svg:height="0.628cm" svg:x="4.9cm" svg:y="17.172cm">
          <draw:text-box>
            <text:p><text:span text:style-name="T1">2</text:span></text:p>
          </draw:text-box>
        </draw:frame>
        <draw:line draw:style-name="gr6" draw:text-style-name="P1" draw:layer="layout" svg:x1="4.7cm" svg:y1="16.9cm" svg:x2="9.2cm" svg:y2="16.9cm">
          <text:p/>
        </draw:line>
        <draw:line draw:style-name="gr1" draw:text-style-name="P1" draw:layer="layout" svg:x1="4.7cm" svg:y1="16.7cm" svg:x2="4.7cm" svg:y2="17.2cm">
          <text:p/>
        </draw:line>
        <draw:line draw:style-name="gr1" draw:text-style-name="P1" draw:layer="layout" svg:x1="5.3cm" svg:y1="16.7cm" svg:x2="5.3cm" svg:y2="17.2cm">
          <text:p/>
        </draw:line>
        <draw:line draw:style-name="gr1" draw:text-style-name="P1" draw:layer="layout" svg:x1="5.9cm" svg:y1="16.7cm" svg:x2="5.9cm" svg:y2="17.2cm">
          <text:p/>
        </draw:line>
        <draw:line draw:style-name="gr1" draw:text-style-name="P1" draw:layer="layout" svg:x1="6.5cm" svg:y1="16.7cm" svg:x2="6.5cm" svg:y2="17.2cm">
          <text:p/>
        </draw:line>
        <draw:line draw:style-name="gr1" draw:text-style-name="P1" draw:layer="layout" svg:x1="7.1cm" svg:y1="16.7cm" svg:x2="7.1cm" svg:y2="17.2cm">
          <text:p/>
        </draw:line>
        <draw:line draw:style-name="gr1" draw:text-style-name="P1" draw:layer="layout" svg:x1="7.7cm" svg:y1="16.7cm" svg:x2="7.7cm" svg:y2="17.2cm">
          <text:p/>
        </draw:line>
        <draw:line draw:style-name="gr1" draw:text-style-name="P1" draw:layer="layout" svg:x1="8.3cm" svg:y1="16.7cm" svg:x2="8.3cm" svg:y2="17.2cm">
          <text:p/>
        </draw:line>
        <draw:line draw:style-name="gr1" draw:text-style-name="P1" draw:layer="layout" svg:x1="8.9cm" svg:y1="16.7cm" svg:x2="8.9cm" svg:y2="17.2cm">
          <text:p/>
        </draw:line>
        <draw:frame draw:style-name="gr3" draw:text-style-name="P3" draw:layer="layout" svg:width="0.726cm" svg:height="0.8cm" svg:x="4.9cm" svg:y="16.1cm">
          <draw:text-box>
            <text:p><text:span text:style-name="T2">It</text:span></text:p>
          </draw:text-box>
        </draw:frame>
        <draw:frame draw:style-name="gr3" draw:text-style-name="P4" draw:layer="layout" svg:width="0.989cm" svg:height="0.8cm" svg:x="5.411cm" svg:y="16.1cm">
          <draw:text-box draw:corner-radius="0.389cm">
            <text:p><text:span text:style-name="T3">CS</text:span></text:p>
          </draw:text-box>
        </draw:frame>
        <draw:frame draw:style-name="gr3" draw:text-style-name="P3" draw:layer="layout" svg:width="0.726cm" svg:height="0.8cm" svg:x="6.1cm" svg:y="16.1cm">
          <draw:text-box>
            <text:p><text:span text:style-name="T2">It</text:span></text:p>
          </draw:text-box>
        </draw:frame>
        <draw:frame draw:style-name="gr3" draw:text-style-name="P3" draw:layer="layout" svg:width="0.726cm" svg:height="0.8cm" svg:x="7.3cm" svg:y="16.1cm">
          <draw:text-box>
            <text:p><text:span text:style-name="T2">It</text:span></text:p>
          </draw:text-box>
        </draw:frame>
        <draw:frame draw:style-name="gr7" draw:text-style-name="P4" draw:layer="layout" svg:width="0.989cm" svg:height="0.7cm" svg:x="6.601cm" svg:y="16.1cm">
          <draw:text-box>
            <text:p><text:span text:style-name="T3">CS</text:span></text:p>
          </draw:text-box>
        </draw:frame>
        <draw:frame draw:style-name="gr3" draw:text-style-name="P4" draw:layer="layout" svg:width="0.989cm" svg:height="0.8cm" svg:x="8.501cm" svg:y="16.2cm">
          <draw:text-box>
            <text:p><text:span text:style-name="T3">CS</text:span></text:p>
          </draw:text-box>
        </draw:frame>
        <draw:frame draw:style-name="gr2" draw:text-style-name="P2" draw:layer="layout" svg:width="0.688cm" svg:height="0.628cm" svg:x="5.6cm" svg:y="17.172cm">
          <draw:text-box>
            <text:p><text:span text:style-name="T1">3</text:span></text:p>
          </draw:text-box>
        </draw:frame>
        <draw:frame draw:style-name="gr2" draw:text-style-name="P2" draw:layer="layout" svg:width="0.688cm" svg:height="0.628cm" svg:x="6.2cm" svg:y="17.172cm">
          <draw:text-box>
            <text:p><text:span text:style-name="T1">4</text:span></text:p>
          </draw:text-box>
        </draw:frame>
        <draw:frame draw:style-name="gr2" draw:text-style-name="P2" draw:layer="layout" svg:width="0.688cm" svg:height="0.628cm" svg:x="6.8cm" svg:y="17.172cm">
          <draw:text-box>
            <text:p><text:span text:style-name="T1">5</text:span></text:p>
          </draw:text-box>
        </draw:frame>
        <draw:frame draw:style-name="gr2" draw:text-style-name="P2" draw:layer="layout" svg:width="0.688cm" svg:height="0.628cm" svg:x="7.4cm" svg:y="17.172cm">
          <draw:text-box>
            <text:p><text:span text:style-name="T1">6</text:span></text:p>
          </draw:text-box>
        </draw:frame>
        <draw:frame draw:style-name="gr2" draw:text-style-name="P2" draw:layer="layout" svg:width="0.688cm" svg:height="0.628cm" svg:x="7.9cm" svg:y="17.172cm">
          <draw:text-box>
            <text:p><text:span text:style-name="T1">7</text:span></text:p>
          </draw:text-box>
        </draw:frame>
        <draw:frame draw:style-name="gr2" draw:text-style-name="P2" draw:layer="layout" svg:width="0.688cm" svg:height="0.628cm" svg:x="8.5cm" svg:y="17.172cm">
          <draw:text-box>
            <text:p><text:span text:style-name="T1">8</text:span></text:p>
          </draw:text-box>
        </draw:frame>
        <draw:frame draw:style-name="gr2" draw:text-style-name="P2" draw:layer="layout" svg:width="0.688cm" svg:height="0.628cm" svg:x="4.9cm" svg:y="15.272cm">
          <draw:text-box>
            <text:p><text:span text:style-name="T1">2</text:span></text:p>
          </draw:text-box>
        </draw:frame>
        <draw:line draw:style-name="gr6" draw:text-style-name="P1" draw:layer="layout" svg:x1="4.7cm" svg:y1="15cm" svg:x2="9.2cm" svg:y2="15cm">
          <text:p/>
        </draw:line>
        <draw:line draw:style-name="gr1" draw:text-style-name="P1" draw:layer="layout" svg:x1="4.7cm" svg:y1="14.8cm" svg:x2="4.7cm" svg:y2="15.3cm">
          <text:p/>
        </draw:line>
        <draw:line draw:style-name="gr1" draw:text-style-name="P1" draw:layer="layout" svg:x1="5.3cm" svg:y1="14.8cm" svg:x2="5.3cm" svg:y2="15.3cm">
          <text:p/>
        </draw:line>
        <draw:line draw:style-name="gr1" draw:text-style-name="P1" draw:layer="layout" svg:x1="5.9cm" svg:y1="14.8cm" svg:x2="5.9cm" svg:y2="15.3cm">
          <text:p/>
        </draw:line>
        <draw:line draw:style-name="gr1" draw:text-style-name="P1" draw:layer="layout" svg:x1="6.5cm" svg:y1="14.8cm" svg:x2="6.5cm" svg:y2="15.3cm">
          <text:p/>
        </draw:line>
        <draw:line draw:style-name="gr1" draw:text-style-name="P1" draw:layer="layout" svg:x1="7.1cm" svg:y1="14.8cm" svg:x2="7.1cm" svg:y2="15.3cm">
          <text:p/>
        </draw:line>
        <draw:line draw:style-name="gr1" draw:text-style-name="P1" draw:layer="layout" svg:x1="7.7cm" svg:y1="14.8cm" svg:x2="7.7cm" svg:y2="15.3cm">
          <text:p/>
        </draw:line>
        <draw:line draw:style-name="gr1" draw:text-style-name="P1" draw:layer="layout" svg:x1="8.3cm" svg:y1="14.8cm" svg:x2="8.3cm" svg:y2="15.3cm">
          <text:p/>
        </draw:line>
        <draw:line draw:style-name="gr1" draw:text-style-name="P1" draw:layer="layout" svg:x1="8.9cm" svg:y1="14.8cm" svg:x2="8.9cm" svg:y2="15.3cm">
          <text:p/>
        </draw:line>
        <draw:frame draw:style-name="gr3" draw:text-style-name="P3" draw:layer="layout" svg:width="0.726cm" svg:height="0.8cm" svg:x="4.9cm" svg:y="14.2cm">
          <draw:text-box>
            <text:p><text:span text:style-name="T2">It</text:span></text:p>
          </draw:text-box>
        </draw:frame>
        <draw:frame draw:style-name="gr3" draw:text-style-name="P4" draw:layer="layout" svg:width="0.989cm" svg:height="0.8cm" svg:x="5.4cm" svg:y="14.2cm">
          <draw:text-box>
            <text:p><text:span text:style-name="T3">CS</text:span></text:p>
          </draw:text-box>
        </draw:frame>
        <draw:frame draw:style-name="gr3" draw:text-style-name="P3" draw:layer="layout" svg:width="0.726cm" svg:height="0.8cm" svg:x="6.1cm" svg:y="14.2cm">
          <draw:text-box>
            <text:p><text:span text:style-name="T2">It</text:span></text:p>
          </draw:text-box>
        </draw:frame>
        <draw:frame draw:style-name="gr3" draw:text-style-name="P3" draw:layer="layout" svg:width="0.726cm" svg:height="0.8cm" svg:x="7.3cm" svg:y="14.2cm">
          <draw:text-box>
            <text:p><text:span text:style-name="T2">It</text:span></text:p>
          </draw:text-box>
        </draw:frame>
        <draw:frame draw:style-name="gr3" draw:text-style-name="P3" draw:layer="layout" svg:width="0.726cm" svg:height="0.8cm" svg:x="8.501cm" svg:y="14.2cm">
          <draw:text-box>
            <text:p><text:span text:style-name="T2">It</text:span></text:p>
          </draw:text-box>
        </draw:frame>
        <draw:frame draw:style-name="gr2" draw:text-style-name="P2" draw:layer="layout" svg:width="0.688cm" svg:height="0.628cm" svg:x="5.6cm" svg:y="15.272cm">
          <draw:text-box>
            <text:p><text:span text:style-name="T1">3</text:span></text:p>
          </draw:text-box>
        </draw:frame>
        <draw:frame draw:style-name="gr2" draw:text-style-name="P2" draw:layer="layout" svg:width="0.688cm" svg:height="0.628cm" svg:x="6.2cm" svg:y="15.272cm">
          <draw:text-box>
            <text:p><text:span text:style-name="T1">4</text:span></text:p>
          </draw:text-box>
        </draw:frame>
        <draw:frame draw:style-name="gr2" draw:text-style-name="P2" draw:layer="layout" svg:width="0.688cm" svg:height="0.628cm" svg:x="6.8cm" svg:y="15.272cm">
          <draw:text-box>
            <text:p><text:span text:style-name="T1">5</text:span></text:p>
          </draw:text-box>
        </draw:frame>
        <draw:frame draw:style-name="gr2" draw:text-style-name="P2" draw:layer="layout" svg:width="0.688cm" svg:height="0.628cm" svg:x="7.4cm" svg:y="15.272cm">
          <draw:text-box>
            <text:p><text:span text:style-name="T1">6</text:span></text:p>
          </draw:text-box>
        </draw:frame>
        <draw:frame draw:style-name="gr2" draw:text-style-name="P2" draw:layer="layout" svg:width="0.688cm" svg:height="0.628cm" svg:x="7.9cm" svg:y="15.272cm">
          <draw:text-box>
            <text:p><text:span text:style-name="T1">7</text:span></text:p>
          </draw:text-box>
        </draw:frame>
        <draw:frame draw:style-name="gr2" draw:text-style-name="P2" draw:layer="layout" svg:width="0.688cm" svg:height="0.628cm" svg:x="8.5cm" svg:y="15.272cm">
          <draw:text-box>
            <text:p><text:span text:style-name="T1">8</text:span></text:p>
          </draw:text-box>
        </draw:frame>
        <draw:frame draw:style-name="gr4" draw:layer="layout" svg:width="0.623cm" svg:height="0.53cm" svg:x="3.601cm" svg:y="18.3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2" draw:style-name="dp1" draw:master-page-name="Standard">
        <draw:frame draw:style-name="gr8" draw:text-style-name="P5" draw:layer="layout" svg:width="2.3cm" svg:height="2.031cm" svg:x="3.9cm" svg:y="6.4cm">
          <draw:text-box>
            <text:p text:style-name="P5"><text:span text:style-name="T4">2</text:span><text:span text:style-name="T5"><text:tab/></text:span><text:span text:style-name="T5">It</text:span><text:span text:style-name="T6"> </text:span><text:span text:style-name="T7"><text:s text:c="3"/></text:span></text:p>
            <text:p text:style-name="P5"><text:span text:style-name="T8">3</text:span><text:span text:style-name="T7"><text:tab/></text:span><text:span text:style-name="T9">cs</text:span></text:p>
            <text:p text:style-name="P5"><text:span text:style-name="T8">4</text:span><text:span text:style-name="T7"><text:tab/></text:span><text:span text:style-name="T5">It</text:span></text:p>
            <text:p text:style-name="P5"><text:span text:style-name="T4">6</text:span><text:span text:style-name="T10"> </text:span><text:span text:style-name="T11"><text:s text:c="2"/></text:span><text:span text:style-name="T7"><text:s text:c="8"/></text:span><text:span text:style-name="T5"><text:s/>It</text:span></text:p>
            <text:p text:style-name="P5"><text:span text:style-name="T4">8</text:span><text:span text:style-name="T10"> </text:span><text:span text:style-name="T7"><text:s text:c="11"/></text:span><text:span text:style-name="T5">It</text:span></text:p>
          </draw:text-box>
        </draw:frame>
        <draw:frame draw:style-name="gr4" draw:layer="layout" svg:width="0.623cm" svg:height="0.53cm" svg:x="4.677cm" svg:y="5.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623cm" svg:height="0.53cm" svg:x="7.677cm" svg:y="5.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623cm" svg:height="0.53cm" svg:x="10.977cm" svg:y="5.6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5" draw:layer="layout" svg:width="2.3cm" svg:height="2.387cm" svg:x="7.1cm" svg:y="6.401cm">
          <draw:text-box>
            <text:p text:style-name="P5"><text:span text:style-name="T4">2</text:span><text:span text:style-name="T5"><text:tab/></text:span><text:span text:style-name="T5">It</text:span><text:span text:style-name="T6"> </text:span><text:span text:style-name="T7"><text:s text:c="3"/></text:span></text:p>
            <text:p text:style-name="P5"><text:span text:style-name="T8">3</text:span><text:span text:style-name="T7"><text:tab/></text:span><text:span text:style-name="T9">cs</text:span></text:p>
            <text:p text:style-name="P5"><text:span text:style-name="T8">4</text:span><text:span text:style-name="T7"><text:tab/></text:span><text:span text:style-name="T5">It</text:span></text:p>
            <text:p text:style-name="P5"><text:span text:style-name="T4">5</text:span><text:span text:style-name="T12"><text:tab/></text:span><text:span text:style-name="T9">cs</text:span></text:p>
            <text:p text:style-name="P5"><text:span text:style-name="T4">6</text:span><text:span text:style-name="T13"> </text:span><text:span text:style-name="T14"><text:s/></text:span><text:span text:style-name="T11"><text:s/></text:span><text:span text:style-name="T7"><text:s text:c="8"/></text:span><text:span text:style-name="T5"><text:s/>It</text:span></text:p>
            <text:p text:style-name="P5"><text:span text:style-name="T4">8</text:span><text:span text:style-name="T13"> </text:span><text:span text:style-name="T7"><text:s text:c="11"/></text:span><text:span text:style-name="T9">cs</text:span></text:p>
          </draw:text-box>
        </draw:frame>
        <draw:frame draw:style-name="gr8" draw:text-style-name="P5" draw:layer="layout" svg:width="2.3cm" svg:height="2.743cm" svg:x="10.3cm" svg:y="6.402cm">
          <draw:text-box>
            <text:p text:style-name="P5"><text:span text:style-name="T4">2</text:span><text:span text:style-name="T5"><text:tab/></text:span><text:span text:style-name="T5">It</text:span><text:span text:style-name="T6"> </text:span><text:span text:style-name="T7"><text:s text:c="3"/></text:span></text:p>
            <text:p text:style-name="P5"><text:span text:style-name="T8">3</text:span><text:span text:style-name="T7"><text:tab/></text:span><text:span text:style-name="T9">cs</text:span></text:p>
            <text:p text:style-name="P5"><text:span text:style-name="T8">4</text:span><text:span text:style-name="T7"><text:tab/></text:span><text:span text:style-name="T5">It</text:span></text:p>
            <text:p text:style-name="P5"><text:span text:style-name="T4">5</text:span><text:span text:style-name="T5"><text:tab/></text:span><text:span text:style-name="T9">cs</text:span></text:p>
            <text:p text:style-name="P5"><text:span text:style-name="T4">6</text:span><text:span text:style-name="T10"> </text:span><text:span text:style-name="T11"><text:s text:c="2"/></text:span><text:span text:style-name="T7"><text:s text:c="8"/></text:span><text:span text:style-name="T5"><text:s/>It</text:span></text:p>
            <text:p text:style-name="P5"><text:span text:style-name="T15">7</text:span><text:span text:style-name="T16"> </text:span><text:span text:style-name="T17"><text:s text:c="11"/></text:span><text:span text:style-name="T9">cs</text:span></text:p>
            <text:p text:style-name="P5"><text:span text:style-name="T4">8</text:span><text:span text:style-name="T10"> </text:span><text:span text:style-name="T7"><text:s text:c="11"/></text:span><text:span text:style-name="T9">cs</text:span></text:p>
          </draw:text-box>
        </draw:frame>
      </draw:page>
      <draw:page draw:name="page3" draw:style-name="dp1" draw:master-page-name="Standard">
        <draw:frame draw:style-name="gr8" draw:text-style-name="P5" draw:layer="layout" svg:width="2.3cm" svg:height="2.031cm" svg:x="3.9cm" svg:y="6.4cm">
          <draw:text-box>
            <text:p text:style-name="P5"><text:span text:style-name="T4">2</text:span><text:span text:style-name="T5"><text:tab/></text:span><text:span text:style-name="T18">x</text:span><text:span text:style-name="T6"> </text:span><text:span text:style-name="T7"><text:s text:c="3"/></text:span></text:p>
            <text:p text:style-name="P5"><text:span text:style-name="T8">3</text:span><text:span text:style-name="T7"><text:tab/></text:span><text:span text:style-name="T9">cs</text:span></text:p>
            <text:p text:style-name="P5"><text:span text:style-name="T8">4</text:span><text:span text:style-name="T7"><text:tab/></text:span><text:span text:style-name="T5">It</text:span></text:p>
            <text:p text:style-name="P5"><text:span text:style-name="T4">6</text:span><text:span text:style-name="T13"> </text:span><text:span text:style-name="T11"><text:s text:c="2"/></text:span><text:span text:style-name="T7"><text:s text:c="8"/></text:span><text:span text:style-name="T5"><text:s/></text:span><text:span text:style-name="T19">E</text:span></text:p>
            <text:p text:style-name="P5"><text:span text:style-name="T4">8</text:span><text:span text:style-name="T10"> </text:span><text:span text:style-name="T7"><text:s text:c="11"/></text:span><text:span text:style-name="T5">It</text:span></text:p>
          </draw:text-box>
        </draw:frame>
        <draw:frame draw:style-name="gr4" draw:layer="layout" svg:width="0.623cm" svg:height="0.53cm" svg:x="4.677cm" svg:y="5.5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623cm" svg:height="0.53cm" svg:x="7.677cm" svg:y="5.5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5" draw:layer="layout" svg:width="2.3cm" svg:height="2.387cm" svg:x="7.1cm" svg:y="6.401cm">
          <draw:text-box>
            <text:p text:style-name="P5"><text:span text:style-name="T4">2</text:span><text:span text:style-name="T5"><text:tab/></text:span><text:span text:style-name="T5">It</text:span><text:span text:style-name="T6"> </text:span><text:span text:style-name="T7"><text:s text:c="3"/></text:span></text:p>
            <text:p text:style-name="P5"><text:span text:style-name="T8">3</text:span><text:span text:style-name="T7"><text:tab/></text:span><text:span text:style-name="T20">U</text:span></text:p>
            <text:p text:style-name="P5"><text:span text:style-name="T8">4</text:span><text:span text:style-name="T7"><text:tab/></text:span><text:span text:style-name="T5">It</text:span></text:p>
            <text:p text:style-name="P5"><text:span text:style-name="T4">5</text:span><text:span text:style-name="T12"><text:tab/></text:span><text:span text:style-name="T9">cs</text:span></text:p>
            <text:p text:style-name="P5"><text:span text:style-name="T4">6</text:span><text:span text:style-name="T13"> </text:span><text:span text:style-name="T11"><text:s text:c="2"/></text:span><text:span text:style-name="T7"><text:s text:c="8"/></text:span><text:span text:style-name="T5"><text:s/>It</text:span></text:p>
            <text:p text:style-name="P5"><text:span text:style-name="T4">8</text:span><text:span text:style-name="T13"> </text:span><text:span text:style-name="T7"><text:s text:c="11"/></text:span><text:span text:style-name="T9">cs</text:span></text:p>
          </draw:text-box>
        </draw:frame>
      </draw:page>
      <draw:page draw:name="page4" draw:style-name="dp1" draw:master-page-name="Standard">
        <draw:frame draw:style-name="gr8" draw:text-style-name="P5" draw:layer="layout" svg:width="2.2cm" svg:height="1.319cm" svg:x="3.9cm" svg:y="6.4cm">
          <draw:text-box>
            <text:p text:style-name="P5"><text:span text:style-name="T4">2</text:span><text:span text:style-name="T5"><text:tab/></text:span><text:span text:style-name="T5">It</text:span><text:span text:style-name="T7"> <text:s/></text:span></text:p>
            <text:p text:style-name="P5"><text:span text:style-name="T8">4</text:span><text:span text:style-name="T7"><text:tab/></text:span><text:span text:style-name="T5">It</text:span></text:p>
            <text:p text:style-name="P5"><text:span text:style-name="T4">7</text:span><text:span text:style-name="T10"> </text:span><text:span text:style-name="T7"><text:s text:c="11"/></text:span><text:span text:style-name="T9">cs</text:span></text:p>
          </draw:text-box>
        </draw:frame>
        <draw:frame draw:style-name="gr4" draw:layer="layout" svg:width="0.623cm" svg:height="0.53cm" svg:x="4.677cm" svg:y="5.5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623cm" svg:height="0.53cm" svg:x="7.677cm" svg:y="5.5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5" draw:layer="layout" svg:width="2.3cm" svg:height="1.675cm" svg:x="7.1cm" svg:y="6.401cm">
          <draw:text-box>
            <text:p text:style-name="P5"><text:span text:style-name="T4">1</text:span><text:span text:style-name="T5"><text:tab/></text:span><text:span text:style-name="T5">It</text:span><text:span text:style-name="T6"> </text:span><text:span text:style-name="T7"><text:s/></text:span></text:p>
            <text:p text:style-name="P5"><text:span text:style-name="T15">2</text:span><text:span text:style-name="T5"><text:tab/></text:span><text:span text:style-name="T5">It</text:span><text:span text:style-name="T6"> </text:span><text:span text:style-name="T7"><text:s text:c="2"/></text:span></text:p>
            <text:p text:style-name="P5"><text:span text:style-name="T8">5</text:span><text:span text:style-name="T7"><text:tab/></text:span><text:span text:style-name="T20">U</text:span></text:p>
            <text:p text:style-name="P5"><text:span text:style-name="T4">7</text:span><text:span text:style-name="T12"><text:tab/></text:span><text:span text:style-name="T9">cs</text:span></text:p>
          </draw:text-box>
        </draw:frame>
      </draw:page>
      <draw:page draw:name="page5" draw:style-name="dp1" draw:master-page-name="Standard">
        <draw:frame draw:style-name="gr8" draw:text-style-name="P5" draw:layer="layout" svg:width="2.2cm" svg:height="1.319cm" svg:x="3.9cm" svg:y="6.4cm">
          <draw:text-box>
            <text:p text:style-name="P5"><text:span text:style-name="T4">1</text:span><text:span text:style-name="T5"><text:tab/></text:span><text:span text:style-name="T5">It</text:span><text:span text:style-name="T7"> <text:s/></text:span></text:p>
            <text:p text:style-name="P5"><text:span text:style-name="T8">2</text:span><text:span text:style-name="T7"><text:tab/></text:span><text:span text:style-name="T20">U</text:span></text:p>
            <text:p text:style-name="P5"><text:span text:style-name="T4">4</text:span><text:span text:style-name="T10"> </text:span><text:span text:style-name="T7"><text:s text:c="11"/></text:span><text:span text:style-name="T9">cs</text:span></text:p>
          </draw:text-box>
        </draw:frame>
        <draw:frame draw:style-name="gr4" draw:layer="layout" svg:width="0.623cm" svg:height="0.53cm" svg:x="4.677cm" svg:y="5.5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0.623cm" svg:height="0.53cm" svg:x="7.677cm" svg:y="5.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5" draw:layer="layout" svg:width="2.2cm" svg:height="1.319cm" svg:x="7.2cm" svg:y="6.401cm">
          <draw:text-box>
            <text:p text:style-name="P5"><text:span text:style-name="T4">11</text:span><text:span text:style-name="T5"><text:tab/></text:span><text:span text:style-name="T5">It</text:span><text:span text:style-name="T7"> <text:s/></text:span></text:p>
            <text:p text:style-name="P5"><text:span text:style-name="T8">12</text:span><text:span text:style-name="T7"><text:tab/></text:span><text:span text:style-name="T20">U</text:span></text:p>
            <text:p text:style-name="P5"><text:span text:style-name="T4">14</text:span><text:span text:style-name="T10"> </text:span><text:span text:style-name="T7"><text:s text:c="9"/></text:span><text:span text:style-name="T9">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K </meta:initial-creator>
    <meta:creation-date>2013-07-01T04:50:00</meta:creation-date>
    <dc:date>2014-09-25T04:32:42.165770943</dc:date>
    <meta:editing-duration>PT1H50M43S</meta:editing-duration>
    <meta:editing-cycles>2</meta:editing-cycles>
    <meta:generator>LibreOffice/4.2.6.3$Linux_X86_64 LibreOffice_project/420m0$Build-3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1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3/content.xml><?xml version="1.0" encoding="utf-8"?>
<math xmlns="http://www.w3.org/1998/Math/MathML" display="block">
  <semantics>
    <msub>
      <mi>T</mi>
      <mn>3</mn>
    </msub>
    <annotation encoding="StarMath 5.0">T_3
</annotation>
  </semantics>
</math>
</file>

<file path=Object 4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5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6/content.xml><?xml version="1.0" encoding="utf-8"?>
<math xmlns="http://www.w3.org/1998/Math/MathML" display="block">
  <semantics>
    <msub>
      <mi>T</mi>
      <mn>3</mn>
    </msub>
    <annotation encoding="StarMath 5.0">T_3
</annotation>
  </semantics>
</math>
</file>

<file path=Object 7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8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